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6pt"/>
    </style:style>
    <style:style style:name="co2" style:family="table-column">
      <style:table-column-properties fo:break-before="auto" style:column-width="509.5pt"/>
    </style:style>
    <style:style style:name="co3" style:family="table-column">
      <style:table-column-properties fo:break-before="auto" style:column-width="155.91pt"/>
    </style:style>
    <style:style style:name="co4" style:family="table-column">
      <style:table-column-properties fo:break-before="auto" style:column-width="411.99pt"/>
    </style:style>
    <style:style style:name="co5" style:family="table-column">
      <style:table-column-properties fo:break-before="auto" style:column-width="470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pt" fo:break-before="auto" style:use-optimal-row-height="false"/>
    </style:style>
    <style:style style:name="ro3" style:family="table-row">
      <style:table-row-properties style:row-height="36.54pt" fo:break-before="auto" style:use-optimal-row-height="false"/>
    </style:style>
    <style:style style:name="ro4" style:family="table-row">
      <style:table-row-properties style:row-height="23.84pt" fo:break-before="auto" style:use-optimal-row-height="false"/>
    </style:style>
    <style:style style:name="ro5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e8cb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6f9d4"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border="2.35pt double #000000" style:border-line-width="0.74pt 0.11pt 1.5pt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6f9d4" fo:wrap-option="wrap" fo:border="0.99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6f9d4" fo:border="0.99pt solid #000000"/>
    </style:style>
    <style:style style:name="ce22" style:family="table-cell" style:parent-style-name="Default">
      <style:table-cell-properties fo:background-color="#f6f9d4" style:text-align-source="fix" style:repeat-content="false" fo:border="0.99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vg:stroke-width="2.83pt" draw:marker-start="" draw:marker-start-width="9.92pt" draw:marker-end="Arrowheads_20_1" draw:marker-end-width="9.92pt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svg:stroke-width="2.83pt" draw:marker-start-width="9.92pt" draw:marker-end="Arrowheads_20_1" draw:marker-end-width="9.92pt" draw:textarea-horizontal-align="center" draw:textarea-vertical-align="middle" fo:padding-top="1.42pt" fo:padding-bottom="1.42pt" fo:padding-left="1.42pt" fo:padding-right="1.42pt"/>
    </style:style>
    <style:style style:name="P1" style:family="paragraph">
      <style:paragraph-properties fo:text-align="center"/>
    </style:style>
    <style:style style:name="T1" style:family="text">
      <style:text-properties fo:color="#ce18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path draw:z-index="0" draw:style-name="gr1" draw:text-style-name="P1" svg:width="70.55pt" svg:height="73.33pt" draw:transform="skewX (-0.181863308057809) rotate (-0.415388361974651) translate (426.763778800748pt 78.1024130162326pt)" svg:viewBox="0 0 2490 2588" svg:d="M265 2588c356-60 711-83 1071-159 340-72 761 15 1015-373 310-475 44-1051-234-1419-197-261-403-920-816-501-322 326-757 445-1071 795l-230 372">
            <text:p/>
          </draw:path>
          <draw:path draw:z-index="1" draw:style-name="gr2" draw:text-style-name="P1" svg:width="39pt" svg:height="30.64pt" draw:transform="rotate (2.82830605285681) translate (153.648349356316pt 140.829545011173pt)" svg:viewBox="0 0 1377 1082" svg:d="M0 47c336-111 683 111 1005-16 493-195 469 595 85 620l-263 169-270 145-192 117">
            <text:p/>
          </draw:path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" table:number-columns-spanned="1" table:number-rows-spanned="2"/>
          <table:table-cell table:number-columns-repeated="4"/>
        </table:table-row>
        <table:table-row table:style-name="ro1">
          <table:table-cell/>
          <table:covered-table-cell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ata collection and examination</text:p>
          </table:table-cell>
          <table:table-cell/>
          <table:table-cell table:style-name="ce8" office:value-type="string" calcext:value-type="string" table:number-columns-spanned="1" table:number-rows-spanned="5">
            <text:p>In all sources we can notice same steps:</text:p>
            <text:p><text:span text:style-name="T2">   Visual analyzation</text:span></text:p>
            <text:p><text:span text:style-name="T3">   Stationarize a time series</text:span></text:p>
            <text:p><text:span text:style-name="T3">   Fit model</text:span></text:p>
            <text:p><text:span text:style-name="T3">   Find optimal parameters for model</text:span></text:p>
            <text:p><text:span text:style-name="T3">   Forecast</text:span></text:p>
            <text:p><text:span text:style-name="T3">   Evaluate forecast</text:span></text:p>
            <text:p/>
          </table:table-cell>
          <table:table-cell table:style-name="ce10" table:number-columns-spanned="1" table:number-rows-spanned="5"/>
          <table:table-cell/>
        </table:table-row>
        <table:table-row table:style-name="ro2">
          <table:table-cell/>
          <table:table-cell table:style-name="ce4" office:value-type="string" calcext:value-type="string">
            <text:p>Determine stationarity of time series</text:p>
          </table:table-cell>
          <table:table-cell/>
          <table:covered-table-cell table:number-columns-repeated="2"/>
          <table:table-cell/>
        </table:table-row>
        <table:table-row table:style-name="ro3">
          <table:table-cell/>
          <table:table-cell table:style-name="ce4" office:value-type="string" calcext:value-type="string">
            <text:p>Model identification and estimation</text:p>
          </table:table-cell>
          <table:table-cell/>
          <table:covered-table-cell table:number-columns-repeated="2"/>
          <table:table-cell/>
        </table:table-row>
        <table:table-row table:style-name="ro4">
          <table:table-cell/>
          <table:table-cell table:style-name="ce4" office:value-type="string" calcext:value-type="string">
            <text:p>Diagnostic check</text:p>
          </table:table-cell>
          <table:table-cell/>
          <table:covered-table-cell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Forecasting and forecast evaluation</text:p>
          </table:table-cell>
          <table:table-cell/>
          <table:covered-table-cell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<text:a xlink:href="https://techblog.xavient.com/10-steps-to-build-a-time-series-model/" xlink:type="simple">https://techblog.xavient.com/10-steps-to-build-a-time-series-model/</text:a> </text:p>
          </table:table-cell>
          <table:covered-table-cell table:style-name="ce18"/>
          <table:table-cell/>
          <table:table-cell table:style-name="ce9" office:value-type="string" calcext:value-type="string" table:number-columns-spanned="1" table:number-rows-spanned="2">
            <text:p><text:a xlink:href="https://medium.com/datadriveninvestor/step-by-step-time-series-analysis-d2f117554d7e" xlink:type="simple">https://medium.com/datadriveninvestor/step-by-step-time-series-analysis-d2f117554d7e</text:a> </text:p>
          </table:table-cell>
          <table:table-cell table:style-name="ce11" office:value-type="string" calcext:value-type="string" table:number-columns-spanned="1" table:number-rows-spanned="2">
            <text:p><text:a xlink:href="https://www.analyticsvidhya.com/blog/2015/12/complete-tutorial-time-series-modeling/" xlink:type="simple">https://www.analyticsvidhya.com/blog/2015/12/complete-tutorial-time-series-modeling/</text:a> </text:p>
          </table:table-cell>
          <table:table-cell table:style-name="ce11" office:value-type="string" calcext:value-type="string" table:number-columns-spanned="1" table:number-rows-spanned="2">
            <text:p><text:a xlink:href="https://otexts.com/fpp2/basic-steps.html" xlink:type="simple">https://otexts.com/fpp2/basic-steps.html</text:a> </text:p>
          </table:table-cell>
        </table:table-row>
        <table:table-row table:style-name="ro1">
          <table:covered-table-cell table:number-columns-repeated="2"/>
          <table:table-cell/>
          <table:covered-table-cell table:number-columns-repeated="3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Problem definition</text:p>
          </table:table-cell>
          <table:table-cell table:number-columns-repeated="3"/>
          <table:table-cell table:style-name="ce12" office:value-type="string" calcext:value-type="string">
            <text:p>Problem definition</text:p>
          </table:table-cell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Gathering information</text:p>
          </table:table-cell>
          <table:table-cell table:number-columns-repeated="3"/>
          <table:table-cell office:value-type="string" calcext:value-type="string">
            <text:p>Gathering information</text:p>
          </table:table-cell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22" office:value-type="string" calcext:value-type="string">
            <text:p>install packages</text:p>
          </table:table-cell>
          <table:table-cell table:number-columns-repeated="4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Load data set</text:p>
          </table:table-cell>
          <table:table-cell table:number-columns-repeated="2"/>
          <table:table-cell office:value-type="string" calcext:value-type="string">
            <text:p>Load data set</text:p>
          </table:table-cell>
          <table:table-cell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22" office:value-type="string" calcext:value-type="string">
            <text:p>convert dataset into Time Series</text:p>
          </table:table-cell>
          <table:table-cell table:number-columns-repeated="4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22" office:value-type="string" calcext:value-type="string">
            <text:p>Explore data (class, start, end, summary)</text:p>
          </table:table-cell>
          <table:table-cell table:number-columns-repeated="2"/>
          <table:table-cell office:value-type="string" calcext:value-type="string">
            <text:p>Explore data (class, start, end, summary)</text:p>
          </table:table-cell>
          <table:table-cell office:value-type="string" calcext:value-type="string">
            <text:p>Preliminary (explority) analysis</text:p>
          </table:table-cell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22" office:value-type="string" calcext:value-type="string">
            <text:p>Visualize time series (plot data, aggregate, box plot) </text:p>
          </table:table-cell>
          <table:table-cell table:number-columns-repeated="2"/>
          <table:table-cell office:value-type="string" calcext:value-type="string">
            <text:p>Visualize time series (plot data, aggregate, box plot) </text:p>
          </table:table-cell>
          <table:table-cell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22" office:value-type="string" calcext:value-type="string">
            <text:p>Analyse the time series object (decompsoe)</text:p>
          </table:table-cell>
          <table:table-cell/>
          <table:table-cell office:value-type="string" calcext:value-type="string">
            <text:p>Time series decomposition</text:p>
          </table:table-cell>
          <table:table-cell table:number-columns-repeated="2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7" office:value-type="string" calcext:value-type="string">
            <text:p>Analysing trend</text:p>
          </table:table-cell>
          <table:table-cell/>
          <table:table-cell office:value-type="string" calcext:value-type="string">
            <text:p>Analysing trend</text:p>
          </table:table-cell>
          <table:table-cell table:number-columns-repeated="2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>
            <text:p>Analysing seasonality</text:p>
          </table:table-cell>
          <table:table-cell/>
          <table:table-cell office:value-type="string" calcext:value-type="string">
            <text:p>Analysing seasonality</text:p>
          </table:table-cell>
          <table:table-cell table:number-columns-repeated="2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22" office:value-type="string" calcext:value-type="string">
            <text:p>Check stationarity of time series</text:p>
          </table:table-cell>
          <table:table-cell/>
          <table:table-cell office:value-type="string" calcext:value-type="string">
            <text:p>Check for stationarity</text:p>
          </table:table-cell>
          <table:table-cell table:number-columns-repeated="2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22" office:value-type="string" calcext:value-type="string">
            <text:p>Stacionarize time series</text:p>
          </table:table-cell>
          <table:table-cell/>
          <table:table-cell office:value-type="string" calcext:value-type="string">
            <text:p>Stationarize time series if needed</text:p>
          </table:table-cell>
          <table:table-cell office:value-type="string" calcext:value-type="string">
            <text:p>Stationarize process</text:p>
          </table:table-cell>
          <table:table-cell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22" office:value-type="string" calcext:value-type="string">
            <text:p>Reduce noise and outliers from <text:s/>time series (smoothing)</text:p>
          </table:table-cell>
          <table:table-cell/>
          <table:table-cell office:value-type="string" calcext:value-type="string">
            <text:p>Reduce noise from <text:s/>time series (smoothing)</text:p>
          </table:table-cell>
          <table:table-cell table:number-columns-repeated="2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22" office:value-type="string" calcext:value-type="string">
            <text:p>Create ACF and PACF plots</text:p>
          </table:table-cell>
          <table:table-cell table:number-columns-repeated="4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22" office:value-type="string" calcext:value-type="string">
            <text:p>AR models, Identify an AR process</text:p>
          </table:table-cell>
          <table:table-cell table:number-columns-repeated="2"/>
          <table:table-cell office:value-type="string" calcext:value-type="string">
            <text:p>ACF and PACF find optimal parameters</text:p>
          </table:table-cell>
          <table:table-cell office:value-type="string" calcext:value-type="string">
            <text:p>Estimate model parameters</text:p>
          </table:table-cell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22" office:value-type="string" calcext:value-type="string">
            <text:p>MA models, Identify an MA process</text:p>
          </table:table-cell>
          <table:table-cell table:number-columns-repeated="4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22" office:value-type="string" calcext:value-type="string">
            <text:p>Choose Time Series model (ARMA, ARIMA or SARIMA)</text:p>
          </table:table-cell>
          <table:table-cell table:number-columns-repeated="4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22" office:value-type="string" calcext:value-type="string">
            <text:p>Build model using different combinations of ACF and PACF values</text:p>
          </table:table-cell>
          <table:table-cell/>
          <table:table-cell office:value-type="string" calcext:value-type="string">
            <text:p>ARIMA/SARIMA model using | pmdarima (Pyramid ARIMA) library wich performs a grid search accros multiple combinations of p and q </text:p>
          </table:table-cell>
          <table:table-cell office:value-type="string" calcext:value-type="string">
            <text:p>ARIMA </text:p>
          </table:table-cell>
          <table:table-cell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22" office:value-type="string" calcext:value-type="string">
            <text:p>compare two or three <text:span text:style-name="T1">different</text:span> models using metrics, such as AIC, BIC *</text:p>
          </table:table-cell>
          <table:table-cell table:number-columns-repeated="3"/>
          <table:table-cell office:value-type="string" calcext:value-type="string">
            <text:p>Choosing and fiting models (compare two or three different models)</text:p>
          </table:table-cell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22" office:value-type="string" calcext:value-type="string">
            <text:p>Forecast data</text:p>
          </table:table-cell>
          <table:table-cell/>
          <table:table-cell table:number-columns-repeated="3" office:value-type="string" calcext:value-type="string">
            <text:p>Forecast</text:p>
          </table:table-cell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22" office:value-type="string" calcext:value-type="string">
            <text:p>Merge actual and Forecast in one series</text:p>
          </table:table-cell>
          <table:table-cell table:number-columns-repeated="4"/>
        </table:table-row>
        <table:table-row table:style-name="ro5">
          <table:table-cell table:style-name="ce5" office:value-type="string" calcext:value-type="string">
            <text:p><text:a xlink:href="#Sheet22" xlink:type="simple">#22</text:a></text:p>
          </table:table-cell>
          <table:table-cell table:style-name="ce17" office:value-type="string" calcext:value-type="string">
            <text:p>Evaluate model</text:p>
          </table:table-cell>
          <table:table-cell table:number-columns-repeated="4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22" office:value-type="string" calcext:value-type="string">
            <text:p>Remove transformation from series (convert series to original format)</text:p>
          </table:table-cell>
          <table:table-cell table:number-columns-repeated="4"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2" table:style-name="ta1">
        <table:table-column table:style-name="co6" table:default-cell-style-name="Default"/>
        <table:table-row table:style-name="ro1">
          <table:table-cell office:value-type="string" calcext:value-type="string">
            <text:p><text:a xlink:href="#Sheet1" xlink:type="simple">#Sheet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6:58:00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4:55:25.826000000</meta:creation-date>
    <dc:date>2019-12-18T17:03:50.376000000</dc:date>
    <meta:editing-duration>PT20M3S</meta:editing-duration>
    <meta:editing-cycles>10</meta:editing-cycles>
    <meta:generator>LibreOffice/6.1.5.2$Windows_X86_64 LibreOffice_project/90f8dcf33c87b3705e78202e3df5142b201bd805</meta:generator>
    <meta:document-statistic meta:table-count="2" meta:cell-count="78" meta:object-count="2"/>
  </office:meta>
</office:document-meta>
</file>